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ampleFXSPOT" style:family="table">
      <style:table-properties style:width="6.6931in" table:align="margins"/>
    </style:style>
    <style:style style:name="SampleFXSPOT.A" style:family="table-column">
      <style:table-column-properties style:column-width="6.6931in" style:rel-column-width="65535*"/>
    </style:style>
    <style:style style:name="SampleFXSPOT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a62d" officeooo:paragraph-rsid="0014a62d"/>
    </style:style>
    <style:style style:name="P2" style:family="paragraph" style:parent-style-name="Standard">
      <style:text-properties officeooo:rsid="0017aae6" officeooo:paragraph-rsid="0017aae6"/>
    </style:style>
    <style:style style:name="P3" style:family="paragraph" style:parent-style-name="Standard">
      <style:paragraph-properties fo:break-before="page"/>
      <style:text-properties officeooo:rsid="0014a62d" officeooo:paragraph-rsid="0014a62d"/>
    </style:style>
    <style:style style:name="P4" style:family="paragraph" style:parent-style-name="Text_20_body">
      <style:text-properties officeooo:rsid="00183417" officeooo:paragraph-rsid="00183417"/>
    </style:style>
    <style:style style:name="P5" style:family="paragraph" style:parent-style-name="Text_20_body">
      <style:text-properties officeooo:rsid="00183417" officeooo:paragraph-rsid="001aa288"/>
    </style:style>
    <style:style style:name="P6" style:family="paragraph" style:parent-style-name="Text_20_body">
      <style:text-properties officeooo:rsid="001aa288" officeooo:paragraph-rsid="001aa288"/>
    </style:style>
    <style:style style:name="P7" style:family="paragraph" style:parent-style-name="Text_20_body">
      <style:text-properties officeooo:rsid="001bbbf3" officeooo:paragraph-rsid="001bbbf3"/>
    </style:style>
    <style:style style:name="P8" style:family="paragraph" style:parent-style-name="Title">
      <style:text-properties fo:font-size="20pt" style:font-size-asian="20pt" style:font-size-complex="20pt"/>
    </style:style>
    <style:style style:name="P9" style:family="paragraph" style:parent-style-name="Heading_20_3">
      <style:text-properties officeooo:paragraph-rsid="00183417"/>
    </style:style>
    <style:style style:name="P10" style:family="paragraph" style:parent-style-name="Heading_20_3">
      <style:text-properties officeooo:rsid="001d812d" officeooo:paragraph-rsid="001d812d"/>
    </style:style>
    <style:style style:name="P1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183417" officeooo:paragraph-rsid="00183417"/>
    </style:style>
    <style:style style:name="P15" style:family="paragraph" style:parent-style-name="Table_20_Contents">
      <style:text-properties officeooo:rsid="00183417" officeooo:paragraph-rsid="001aa288"/>
    </style:style>
    <style:style style:name="P16" style:family="paragraph" style:parent-style-name="Table_20_Contents">
      <style:text-properties officeooo:rsid="00183417" officeooo:paragraph-rsid="001bbbf3"/>
    </style:style>
    <style:style style:name="T1" style:family="text">
      <style:text-properties style:font-name="Ubuntu"/>
    </style:style>
    <style:style style:name="T2" style:family="text">
      <style:text-properties style:font-name="Ubuntu" officeooo:rsid="0014b174"/>
    </style:style>
    <style:style style:name="T3" style:family="text">
      <style:text-properties officeooo:rsid="0017aae6"/>
    </style:style>
    <style:style style:name="T4" style:family="text">
      <style:text-properties officeooo:rsid="001aa288"/>
    </style:style>
    <style:style style:name="T5" style:family="text">
      <style:text-properties officeooo:rsid="001bbbf3"/>
    </style:style>
    <style:style style:name="T6" style:family="text">
      <style:text-properties officeooo:rsid="001d812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aoCheng platform </text:span><text:span text:style-name="T2">functional </text:span><text:span text:style-name="T1">requirements</text:span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5_229418616" text:style-name="Index_20_Link" text:visited-style-name="Index_20_Link">Assets Coverage<text:tab/>2</text:a></text:p>
          <text:p text:style-name="P13"><text:a xlink:type="simple" xlink:href="#__RefHeading__143_229418616" text:style-name="Index_20_Link" text:visited-style-name="Index_20_Link">FX Exchange trades<text:tab/>2</text:a></text:p>
          <text:p text:style-name="P11"><text:a xlink:type="simple" xlink:href="#__RefHeading__145_229418616" text:style-name="Index_20_Link" text:visited-style-name="Index_20_Link">FX Spot<text:tab/>2</text:a></text:p>
          <text:p text:style-name="P11"><text:a xlink:type="simple" xlink:href="#__RefHeading__147_229418616" text:style-name="Index_20_Link" text:visited-style-name="Index_20_Link">FX Forwards<text:tab/>2</text:a></text:p>
          <text:p text:style-name="P11"><text:a xlink:type="simple" xlink:href="#__RefHeading__149_229418616" text:style-name="Index_20_Link" text:visited-style-name="Index_20_Link">FX Swap<text:tab/>2</text:a></text:p>
          <text:p text:style-name="P11"><text:a xlink:type="simple" xlink:href="#__RefHeading__151_229418616" text:style-name="Index_20_Link" text:visited-style-name="Index_20_Link">FX Option<text:tab/>3</text:a></text:p>
          <text:p text:style-name="P12"><text:a xlink:type="simple" xlink:href="#__RefHeading__111_229418616" text:style-name="Index_20_Link" text:visited-style-name="Index_20_Link">Functional Coverage<text:tab/>3</text:a></text:p>
          <text:p text:style-name="P13"><text:a xlink:type="simple" xlink:href="#__RefHeading__113_229418616" text:style-name="Index_20_Link" text:visited-style-name="Index_20_Link">Trading<text:tab/>3</text:a></text:p>
          <text:p text:style-name="P11"><text:a xlink:type="simple" xlink:href="#__RefHeading__115_229418616" text:style-name="Index_20_Link" text:visited-style-name="Index_20_Link"><text:s/>Trade Capture<text:tab/>3</text:a></text:p>
          <text:p text:style-name="P11"><text:a xlink:type="simple" xlink:href="#__RefHeading__117_229418616" text:style-name="Index_20_Link" text:visited-style-name="Index_20_Link"><text:s/>Market Data access<text:tab/>3</text:a></text:p>
          <text:p text:style-name="P11"><text:a xlink:type="simple" xlink:href="#__RefHeading__119_229418616" text:style-name="Index_20_Link" text:visited-style-name="Index_20_Link"><text:s/>Pre-Deal Check<text:tab/>3</text:a></text:p>
          <text:p text:style-name="P11"><text:a xlink:type="simple" xlink:href="#__RefHeading__121_229418616" text:style-name="Index_20_Link" text:visited-style-name="Index_20_Link"><text:s/>Trade pricing<text:tab/>3</text:a></text:p>
          <text:p text:style-name="P13"><text:a xlink:type="simple" xlink:href="#__RefHeading__123_229418616" text:style-name="Index_20_Link" text:visited-style-name="Index_20_Link">Risk Management<text:tab/>3</text:a></text:p>
          <text:p text:style-name="P11"><text:a xlink:type="simple" xlink:href="#__RefHeading__125_229418616" text:style-name="Index_20_Link" text:visited-style-name="Index_20_Link"><text:s/>Market Risk<text:tab/>3</text:a></text:p>
          <text:p text:style-name="P11"><text:a xlink:type="simple" xlink:href="#__RefHeading__127_229418616" text:style-name="Index_20_Link" text:visited-style-name="Index_20_Link"><text:s/>Credit Risk<text:tab/>3</text:a></text:p>
          <text:p text:style-name="P11"><text:a xlink:type="simple" xlink:href="#__RefHeading__129_229418616" text:style-name="Index_20_Link" text:visited-style-name="Index_20_Link"><text:s/>Liquidity Risk<text:tab/>3</text:a></text:p>
          <text:p text:style-name="P13"><text:a xlink:type="simple" xlink:href="#__RefHeading__131_229418616" text:style-name="Index_20_Link" text:visited-style-name="Index_20_Link">Finance<text:tab/>3</text:a></text:p>
          <text:p text:style-name="P11"><text:a xlink:type="simple" xlink:href="#__RefHeading__133_229418616" text:style-name="Index_20_Link" text:visited-style-name="Index_20_Link"><text:s/>Accounting<text:tab/>3</text:a></text:p>
          <text:p text:style-name="P13"><text:a xlink:type="simple" xlink:href="#__RefHeading__135_229418616" text:style-name="Index_20_Link" text:visited-style-name="Index_20_Link">Operations<text:tab/>3</text:a></text:p>
          <text:p text:style-name="P11"><text:a xlink:type="simple" xlink:href="#__RefHeading__137_229418616" text:style-name="Index_20_Link" text:visited-style-name="Index_20_Link"><text:s/>Validation<text:tab/>3</text:a></text:p>
          <text:p text:style-name="P11"><text:a xlink:type="simple" xlink:href="#__RefHeading__139_229418616" text:style-name="Index_20_Link" text:visited-style-name="Index_20_Link"><text:s/>Confirmation<text:tab/>3</text:a></text:p>
          <text:p text:style-name="P11"><text:a xlink:type="simple" xlink:href="#__RefHeading__141_229418616" text:style-name="Index_20_Link" text:visited-style-name="Index_20_Link"><text:s/>Settlement<text:tab/>3</text:a></text:p>
        </text:index-body>
      </text:table-of-content>
      <text:p text:style-name="P1"/>
      <text:p text:style-name="P3"/>
      <text:h text:style-name="Heading_20_1" text:outline-level="1"><text:bookmark-start text:name="__RefHeading__5_229418616"/>Assets Coverage<text:bookmark-end text:name="__RefHeading__5_229418616"/></text:h>
      <text:h text:style-name="Heading_20_2" text:outline-level="2"><text:bookmark-start text:name="__RefHeading__143_229418616"/><text:span text:style-name="T3">FX</text:span> Exchange trades<text:bookmark-end text:name="__RefHeading__143_229418616"/></text:h>
      <text:p text:style-name="P2">Forex Exchange Market is a global decentralized market for the trading of currencies, it includes all <text:s/>aspects of buying, selling and exchanging currencies at current or determined prices. The larget market in the word in terms of volume of trading by far. Opened 24 hours <text:s/>a day except weekends, from 22:00 GMT on Sunday (Sydney) until 22:00 GMT Friday (new York).</text:p>
      <text:h text:style-name="P9" text:outline-level="3"><text:bookmark-start text:name="__RefHeading__145_229418616"/><text:span text:style-name="T6">FX </text:span>Spot <text:bookmark-end text:name="__RefHeading__145_229418616"/></text:h>
      <text:p text:style-name="P4">Definition</text:p>
      <text:p text:style-name="P4">An agreement between two parties to buy one currency against selling another currency at the agreed price for settlement on the spot date.</text:p>
      <text:p text:style-name="P4">The standard settlement time-frame for the foreign exchange spot transactions is T + 2 days. Notable exceptions are USD/CAD, USD/RUB, etc which settles at T + 1.</text:p>
      <text:p text:style-name="P4">Sample</text:p>
      <table:table table:name="SampleFXSPOT" table:style-name="SampleFXSPOT">
        <table:table-column table:style-name="SampleFXSPOT.A"/>
        <table:table-row>
          <table:table-cell table:style-name="SampleFXSPOT.A1" office:value-type="string">
            <text:p text:style-name="P14">Buy: EUR/USD</text:p>
            <text:p text:style-name="P14">Spot Exchange rate: 1.05</text:p>
            <text:p text:style-name="P14">Start Date: <text:s/>T</text:p>
            <text:p text:style-name="P14">Spot Date: <text:s/>T + 2</text:p>
            <text:p text:style-name="P14">Settlement Date: <text:s/>T + 2</text:p>
            <text:p text:style-name="P16">Amount: <text:span text:style-name="T5">1, 000, 000</text:span></text:p>
          </table:table-cell>
        </table:table-row>
      </table:table>
      <text:p text:style-name="P4"/>
      <text:h text:style-name="P10" text:outline-level="3"><text:bookmark-start text:name="__RefHeading__147_229418616"/>FX Forwards<text:bookmark-end text:name="__RefHeading__147_229418616"/></text:h>
      <text:p text:style-name="P6">Definition</text:p>
      <text:p text:style-name="P5">An agreement between two parties to buy one currency against selling another currency at the agreed price for settlement on the <text:span text:style-name="T4">future</text:span> date <text:span text:style-name="T4">(larger than spot date)</text:span>.</text:p>
      <text:p text:style-name="P5">Sampl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5">Buy: EUR/USD</text:p>
            <text:p text:style-name="P15"><text:span text:style-name="T5">Forward</text:span> Exchange rate: 1.05</text:p>
            <text:p text:style-name="P15">Start Date: <text:s/>T</text:p>
            <text:p text:style-name="P15">Settlement Date: <text:s/>T + <text:span text:style-name="T4">3M</text:span></text:p>
            <text:p text:style-name="P15">Amount: <text:span text:style-name="T5">1, 000, 000</text:span></text:p>
          </table:table-cell>
        </table:table-row>
      </table:table>
      <text:p text:style-name="P5"/>
      <text:h text:style-name="Heading_20_3" text:outline-level="3"><text:bookmark-start text:name="__RefHeading__149_229418616"/><text:span text:style-name="T3">FX</text:span> Swap<text:bookmark-end text:name="__RefHeading__149_229418616"/></text:h>
      <text:p text:style-name="P7">Definition</text:p>
      <text:p text:style-name="P7">A simultaneous purchase and sale of identical amounts of one currency for another with two different value dates (normally spot to forward).</text:p>
      <text:h text:style-name="Heading_20_3" text:outline-level="3"><text:bookmark-start text:name="__RefHeading__151_229418616"/><text:soft-page-break/><text:span text:style-name="T3">FX</text:span> Option<text:bookmark-end text:name="__RefHeading__151_229418616"/></text:h>
      <text:h text:style-name="Heading_20_1" text:outline-level="1"><text:bookmark-start text:name="__RefHeading__111_229418616"/>Functional Coverage<text:bookmark-end text:name="__RefHeading__111_229418616"/></text:h>
      <text:h text:style-name="Heading_20_2" text:outline-level="2"><text:bookmark-start text:name="__RefHeading__113_229418616"/>Trading<text:bookmark-end text:name="__RefHeading__113_229418616"/></text:h>
      <text:h text:style-name="Heading_20_3" text:outline-level="3"><text:bookmark-start text:name="__RefHeading__115_229418616"/><text:s text:c="4"/>Trade Capture<text:bookmark-end text:name="__RefHeading__115_229418616"/></text:h>
      <text:h text:style-name="Heading_20_3" text:outline-level="3"><text:bookmark-start text:name="__RefHeading__117_229418616"/><text:s text:c="4"/>Market Data access<text:bookmark-end text:name="__RefHeading__117_229418616"/></text:h>
      <text:h text:style-name="Heading_20_3" text:outline-level="3"><text:bookmark-start text:name="__RefHeading__119_229418616"/><text:s text:c="4"/>Pre-Deal Check<text:bookmark-end text:name="__RefHeading__119_229418616"/></text:h>
      <text:h text:style-name="Heading_20_3" text:outline-level="3"><text:bookmark-start text:name="__RefHeading__121_229418616"/><text:s text:c="4"/>Trade pricing<text:bookmark-end text:name="__RefHeading__121_229418616"/></text:h>
      <text:h text:style-name="Heading_20_2" text:outline-level="2"><text:bookmark-start text:name="__RefHeading__123_229418616"/>Risk Management<text:bookmark-end text:name="__RefHeading__123_229418616"/></text:h>
      <text:h text:style-name="Heading_20_3" text:outline-level="3"><text:bookmark-start text:name="__RefHeading__125_229418616"/><text:s text:c="4"/>Market Risk<text:bookmark-end text:name="__RefHeading__125_229418616"/></text:h>
      <text:h text:style-name="Heading_20_3" text:outline-level="3"><text:bookmark-start text:name="__RefHeading__127_229418616"/><text:s text:c="4"/>Credit Risk<text:bookmark-end text:name="__RefHeading__127_229418616"/></text:h>
      <text:h text:style-name="Heading_20_3" text:outline-level="3"><text:bookmark-start text:name="__RefHeading__129_229418616"/><text:s text:c="4"/>Liquidity Risk<text:bookmark-end text:name="__RefHeading__129_229418616"/></text:h>
      <text:h text:style-name="Heading_20_2" text:outline-level="2"><text:bookmark-start text:name="__RefHeading__131_229418616"/>Finance<text:bookmark-end text:name="__RefHeading__131_229418616"/></text:h>
      <text:h text:style-name="Heading_20_3" text:outline-level="3"><text:bookmark-start text:name="__RefHeading__133_229418616"/><text:s text:c="4"/>Accounting<text:bookmark-end text:name="__RefHeading__133_229418616"/></text:h>
      <text:h text:style-name="Heading_20_2" text:outline-level="2"><text:bookmark-start text:name="__RefHeading__135_229418616"/>Operations<text:bookmark-end text:name="__RefHeading__135_229418616"/></text:h>
      <text:h text:style-name="Heading_20_3" text:outline-level="3"><text:bookmark-start text:name="__RefHeading__137_229418616"/><text:s text:c="5"/>Validation <text:bookmark-end text:name="__RefHeading__137_229418616"/></text:h>
      <text:h text:style-name="Heading_20_3" text:outline-level="3"><text:bookmark-start text:name="__RefHeading__139_229418616"/><text:s text:c="5"/>Confirmation<text:bookmark-end text:name="__RefHeading__139_229418616"/></text:h>
      <text:h text:style-name="Heading_20_3" text:outline-level="3"><text:bookmark-start text:name="__RefHeading__141_229418616"/><text:s text:c="5"/>Settlement <text:s text:c="4"/><text:bookmark-end text:name="__RefHeading__141_2294186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09:14:18.040633542</meta:creation-date>
    <dc:date>2015-12-19T15:32:40.526030557</dc:date>
    <meta:editing-duration>PT5H37M8S</meta:editing-duration>
    <meta:editing-cycles>8</meta:editing-cycles>
    <meta:generator>LibreOffice/4.2.8.2$Linux_x86 LibreOffice_project/420m0$Build-2</meta:generator>
    <meta:document-statistic meta:table-count="2" meta:image-count="0" meta:object-count="0" meta:page-count="3" meta:paragraph-count="67" meta:word-count="313" meta:character-count="1904" meta:non-whitespace-character-count="1586"/>
  </office:meta>
</office:document-meta>
</file>